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79da6" officeooo:paragraph-rsid="00179da6"/>
    </style:style>
    <style:style style:name="P2" style:family="paragraph" style:parent-style-name="Heading_20_3">
      <style:text-properties officeooo:rsid="001ef7fc" officeooo:paragraph-rsid="001ef7fc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79da6"/>
    </style:style>
    <style:style style:name="P5" style:family="paragraph" style:parent-style-name="Standard" style:list-style-name="L1">
      <style:text-properties officeooo:rsid="001957ad" officeooo:paragraph-rsid="001957ad"/>
    </style:style>
    <style:style style:name="P6" style:family="paragraph" style:parent-style-name="Standard" style:list-style-name="L1">
      <style:text-properties officeooo:rsid="001afdb8" officeooo:paragraph-rsid="001afdb8"/>
    </style:style>
    <style:style style:name="P7" style:family="paragraph" style:parent-style-name="Standard" style:list-style-name="L1">
      <style:text-properties officeooo:rsid="001c5cf9" officeooo:paragraph-rsid="001c5cf9"/>
    </style:style>
    <style:style style:name="P8" style:family="paragraph" style:parent-style-name="Standard">
      <style:text-properties officeooo:rsid="001c5cf9" officeooo:paragraph-rsid="001c5cf9"/>
    </style:style>
    <style:style style:name="P9" style:family="paragraph" style:parent-style-name="Standard" style:list-style-name="L1">
      <style:text-properties officeooo:rsid="001e2c89" officeooo:paragraph-rsid="001e2c89"/>
    </style:style>
    <style:style style:name="P10" style:family="paragraph" style:parent-style-name="Standard" style:list-style-name="L1">
      <style:text-properties officeooo:rsid="001e2c89" officeooo:paragraph-rsid="00247bc5"/>
    </style:style>
    <style:style style:name="P11" style:family="paragraph" style:parent-style-name="Standard" style:list-style-name="L1">
      <style:text-properties officeooo:rsid="00235317" officeooo:paragraph-rsid="00235317"/>
    </style:style>
    <style:style style:name="P12" style:family="paragraph" style:parent-style-name="Standard" style:list-style-name="L1">
      <style:text-properties fo:font-weight="normal" officeooo:rsid="00235317" officeooo:paragraph-rsid="00235317" style:font-weight-asian="normal" style:font-weight-complex="normal"/>
    </style:style>
    <style:style style:name="P13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5a0f4" style:font-weight-asian="bold" style:font-weight-complex="bold"/>
    </style:style>
    <style:style style:name="T3" style:family="text">
      <style:text-properties fo:font-weight="bold" officeooo:rsid="001dfd54" style:font-weight-asian="bold" style:font-weight-complex="bold"/>
    </style:style>
    <style:style style:name="T4" style:family="text">
      <style:text-properties fo:font-weight="bold" officeooo:rsid="0020335a" style:font-weight-asian="bold" style:font-weight-complex="bold"/>
    </style:style>
    <style:style style:name="T5" style:family="text">
      <style:text-properties officeooo:rsid="001dfd54"/>
    </style:style>
    <style:style style:name="T6" style:family="text">
      <style:text-properties officeooo:rsid="0021a8cc"/>
    </style:style>
    <style:style style:name="T7" style:family="text">
      <style:text-properties officeooo:rsid="00247b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7126155" text:style-name="L1">
        <text:list-item>
          <text:p text:style-name="P3">Very good IDS.</text:p>
        </text:list-item>
        <text:list-item>
          <text:p text:style-name="P4">Snort has multiple port scanning detectors.</text:p>
          <text:list>
            <text:list-item>
              <text:p text:style-name="P4">Most notable is <text:span text:style-name="T1">Flow-Portscan</text:span> module<text:span text:style-name="T4">.</text:span></text:p>
            </text:list-item>
            <text:list-item>
              <text:p text:style-name="P12">Flow-Portscan </text:p>
            </text:list-item>
          </text:list>
        </text:list-item>
      </text:list>
      <text:p text:style-name="Standard"/>
      <text:h text:style-name="P1" text:outline-level="3">F<text:span text:style-name="T6">ixed Time Scale</text:span></text:h>
      <text:list xml:id="list63849673498516" text:continue-numbering="true" text:style-name="L1">
        <text:list-item>
          <text:p text:style-name="P11">Simpler detector system.</text:p>
        </text:list-item>
        <text:list-item>
          <text:p text:style-name="P11">Watches for scans (probes) using two <text:span text:style-name="T7">config </text:span>time-based variables. <text:s/>Each default to 15.</text:p>
          <text:list>
            <text:list-item>
              <text:p text:style-name="P11">scanner-fixed-threshold</text:p>
            </text:list-item>
            <text:list-item>
              <text:p text:style-name="P11">scanner-fixed-window </text:p>
            </text:list-item>
            <text:list-item>
              <text:p text:style-name="P10">Scanning 15 machines is the same as scanning the same machine 15 times.</text:p>
            </text:list-item>
          </text:list>
        </text:list-item>
      </text:list>
      <text:p text:style-name="P8"/>
      <text:h text:style-name="P2" text:outline-level="3">Sliding Time Scale</text:h>
      <text:list xml:id="list695569019" text:style-name="L3">
        <text:list-item>
          <text:p text:style-name="P13">Much like <text:span text:style-name="T7">fixed time scale</text:span></text:p>
        </text:list-item>
        <text:list-item>
          <text:p text:style-name="P13">Increases the window whenever a new probe from a host is detected.</text:p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05:09:33.086968456</meta:creation-date>
    <meta:generator>LibreOffice/7.0.4.2$Linux_X86_64 LibreOffice_project/00$Build-2</meta:generator>
    <dc:date>2025-08-16T06:38:49.488634336</dc:date>
    <meta:editing-duration>P3DT1H5M9S</meta:editing-duration>
    <meta:editing-cycles>15</meta:editing-cycles>
    <meta:document-statistic meta:table-count="0" meta:image-count="0" meta:object-count="0" meta:page-count="1" meta:paragraph-count="14" meta:word-count="81" meta:character-count="471" meta:non-whitespace-character-count="412"/>
  </office:meta>
</office:document-meta>
</file>